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aad8" officeooo:paragraph-rsid="0004aad8"/>
    </style:style>
    <style:style style:name="P2" style:family="paragraph" style:parent-style-name="Standard">
      <style:paragraph-properties fo:text-align="center" style:justify-single-word="false"/>
      <style:text-properties officeooo:rsid="0004aad8" officeooo:paragraph-rsid="0004aad8"/>
    </style:style>
    <style:style style:name="P3" style:family="paragraph" style:parent-style-name="Standard">
      <style:text-properties officeooo:rsid="0006168a" officeooo:paragraph-rsid="0004aad8"/>
    </style:style>
    <style:style style:name="P4" style:family="paragraph" style:parent-style-name="Standard">
      <style:text-properties officeooo:rsid="0006168a" officeooo:paragraph-rsid="0006168a"/>
    </style:style>
    <style:style style:name="P5" style:family="paragraph" style:parent-style-name="Standard">
      <style:text-properties style:text-position="0% 100%" officeooo:rsid="0006168a" officeooo:paragraph-rsid="0006168a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Standard">
      <style:text-properties style:text-position="0% 100%" officeooo:rsid="0009053c" officeooo:paragraph-rsid="0009053c"/>
    </style:style>
    <style:style style:name="P8" style:family="paragraph" style:parent-style-name="Standard">
      <style:text-properties style:text-position="0% 100%" officeooo:rsid="000a8331" officeooo:paragraph-rsid="000a8331"/>
    </style:style>
    <style:style style:name="P9" style:family="paragraph" style:parent-style-name="Standard">
      <style:text-properties style:text-position="0% 100%" officeooo:rsid="000a8331" officeooo:paragraph-rsid="0006168a"/>
    </style:style>
    <style:style style:name="T1" style:family="text">
      <style:text-properties officeooo:rsid="0004aad8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officeooo:rsid="0009053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tructing <text:span text:style-name="T1">Path Function</text:span> Products</text:p>
      <text:p text:style-name="P2">by Sven Nilsen, 2017</text:p>
      <text:p text:style-name="P1"/>
      <text:p text:style-name="P3">When you have a path<text:span text:style-name="T6"><text:reference-ref text:reference-format="text" text:ref-name="normal paths">[1]</text:reference-ref></text:span>:</text:p>
      <text:p text:style-name="P3"/>
      <text:p text:style-name="P3"><text:tab/>f[g] &lt;=&gt; h</text:p>
      <text:p text:style-name="P3"/>
      <text:p text:style-name="P3"><text:tab/>f : A → A</text:p>
      <text:p text:style-name="P3"><text:tab/>g : A → B</text:p>
      <text:p text:style-name="P3"><text:tab/>h : B → B</text:p>
      <text:p text:style-name="P3"/>
      <text:p text:style-name="P4">The function `g` can also be a tuple of functions applied by duplicating the arguments:</text:p>
      <text:p text:style-name="P4"/>
      <text:p text:style-name="P4"><text:tab/>f[g . dup] &lt;=&gt; h</text:p>
      <text:p text:style-name="P4"/>
      <text:p text:style-name="P4"><text:tab/>f : A → A</text:p>
      <text:p text:style-name="P4"><text:tab/>dup : A → (A, A)</text:p>
      <text:p text:style-name="P4"><text:tab/>g : (A → B, A → C)</text:p>
      <text:p text:style-name="P4"><text:tab/>h : (B, C) → (B, C)</text:p>
      <text:p text:style-name="P4"/>
      <text:p text:style-name="P4">A general structure of this kind can be represented in the asymmetric form `g<text:span text:style-name="T2">i→n</text:span>`<text:span text:style-name="T6"><text:reference-ref text:reference-format="text" text:ref-name="asymmetric paths">[2]</text:reference-ref></text:span>:</text:p>
      <text:p text:style-name="P4"/>
      <text:p text:style-name="P4"><text:tab/>f[g<text:span text:style-name="T2">i→n</text:span>] &lt;=&gt; h</text:p>
      <text:p text:style-name="P4"/>
      <text:p text:style-name="P4">It means that, although the same notation is used, there is a wider interpretation and the usage must be interpreted by “what would logically fit here” when solving a specific problem.</text:p>
      <text:p text:style-name="P4"/>
      <text:p text:style-name="P4">For example, a variable might have more than one sub-type:</text:p>
      <text:p text:style-name="P4"/>
      <text:p text:style-name="P4"><text:tab/>a : [g<text:span text:style-name="T2">0</text:span>] b<text:span text:style-name="T2">0</text:span> ∧ [g<text:span text:style-name="T2">1</text:span>] b<text:span text:style-name="T2">1</text:span></text:p>
      <text:p text:style-name="P5"/>
      <text:p text:style-name="P5">This is the same as:</text:p>
      <text:p text:style-name="P5"/>
      <text:p text:style-name="P4"><text:span text:style-name="T3"><text:tab/>a : [(g</text:span><text:span text:style-name="T2">0</text:span><text:span text:style-name="T3">, g</text:span><text:span text:style-name="T2">1</text:span><text:span text:style-name="T3">) . dup] (b</text:span><text:span text:style-name="T2">0</text:span><text:span text:style-name="T3">, b</text:span><text:span text:style-name="T2">1</text:span><text:span text:style-name="T3">)</text:span></text:p>
      <text:p text:style-name="P9"/>
      <text:h text:style-name="P6" text:outline-level="3">References:</text:h>
      <text:p text:style-name="P7"/>
      <text:p text:style-name="P7"><text:reference-mark-start text:name="normal paths"/>[1]<text:reference-mark-end text:name="normal paths"/><text:tab/>“Normal Paths”</text:p>
      <text:p text:style-name="P7"><text:tab/>Sven Nilsen, 2019</text:p>
      <text:p text:style-name="P7"><text:tab/><text:a xlink:type="simple" xlink:href="https://github.com/advancedresearch/path_semantics/blob/master/papers-wip/normal-paths.pdf" text:style-name="Internet_20_link" text:visited-style-name="Visited_20_Internet_20_Link"><text:span text:style-name="T5">https://github.com/advancedresearch/path_semantics/blob/master/papers-wip/normal-paths.pdf</text:span></text:a></text:p>
      <text:p text:style-name="P7"/>
      <text:p text:style-name="P8"><text:reference-mark-start text:name="asymmetric paths"/>[2]<text:reference-mark-end text:name="asymmetric paths"/><text:tab/>“Algebraic Notation for Asymmetric Paths”</text:p>
      <text:p text:style-name="P8"><text:tab/>Sven Nilsen, 2017</text:p>
      <text:p text:style-name="P8"><text:tab/><text:a xlink:type="simple" xlink:href="https://github.com/advancedresearch/path_semantics/blob/master/papers-wip/algebraic-notation-for-asymmetric-paths.pdf" text:style-name="Internet_20_link" text:visited-style-name="Visited_20_Internet_20_Link"><text:span text:style-name="T5">https://github.com/advancedresearch/path_semantics/blob/master/papers-wip/algebraic-notation-for-asymmetric-paths.pdf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52:52.388199000</meta:creation-date>
    <dc:date>2020-07-07T20:00:50.432758000</dc:date>
    <meta:editing-duration>PT4H28M13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7" meta:word-count="173" meta:character-count="1021" meta:non-whitespace-character-count="859"/>
  </office:meta>
</office:document-meta>
</file>